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weight="bold" style:font-weight-asian="bold" style:font-weight-complex="bold"/>
    </style:style>
    <style:style style:name="P2" style:family="paragraph" style:parent-style-name="Standard">
      <style:text-properties style:font-name="Calibri" fo:font-weight="normal" style:font-weight-asian="normal" style:font-weight-complex="normal"/>
    </style:style>
    <style:style style:name="P3" style:family="paragraph" style:parent-style-name="Standard">
      <style:text-properties style:font-name="Calibri" fo:font-size="14pt" fo:font-weight="bold" style:font-size-asian="14pt" style:font-weight-asian="bold" style:font-size-complex="14pt" style:font-weight-complex="bold"/>
    </style:style>
    <style:style style:name="P4" style:family="paragraph" style:parent-style-name="Standard">
      <style:text-properties style:font-name="Calibri" fo:font-size="12pt" fo:font-weight="bold" style:font-size-asian="12pt" style:font-weight-asian="bold" style:font-size-complex="12pt" style:font-weight-complex="bold"/>
    </style:style>
    <style:style style:name="P5" style:family="paragraph" style:parent-style-name="Standard">
      <style:text-properties fo:color="#008000" style:font-name="Calibri" fo:font-weight="bold" style:font-weight-asian="bold" style:font-weight-complex="bold"/>
    </style:style>
    <style:style style:name="P6" style:family="paragraph" style:parent-style-name="Standard">
      <style:paragraph-properties fo:break-before="page"/>
      <style:text-properties style:font-name="Calibri" fo:font-size="14pt" fo:font-weight="bold" style:font-size-asian="14pt" style:font-weight-asian="bold" style:font-size-complex="14pt" style:font-weight-complex="bold"/>
    </style:style>
    <style:style style:name="P7" style:family="paragraph" style:parent-style-name="Standard">
      <style:paragraph-properties fo:break-before="page"/>
      <style:text-properties style:font-name="Calibri"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Sun Will Go Out - Story Overview</text:p>
      <text:p text:style-name="P1"/>
      <text:p text:style-name="P3">Content</text:p>
      <text:p text:style-name="P2"/>
      <text:p text:style-name="P5">Brief mission/story-gothrough</text:p>
      <text:p text:style-name="P5"/>
      <text:p text:style-name="P5">Presentation of the characters</text:p>
      <text:p text:style-name="P5"/>
      <text:p text:style-name="P5">Which levels on which mission</text:p>
      <text:p text:style-name="P1"/>
      <text:p text:style-name="P1">Detailed overview</text:p>
      <text:p text:style-name="P2"/>
      <text:p text:style-name="P3"/>
      <text:p text:style-name="P6">Brief mission/story-go through (max two lines per entry!)</text:p>
      <text:p text:style-name="P1"><text:span text:style-name="T1"/></text:p>
      <text:p text:style-name="P1">Tutorial</text:p>
      <text:p text:style-name="P1"><text:span text:style-name="T1">Non-mandatory introduction mission. The player is introduced to the controls.</text:span></text:p>
      <text:p text:style-name="P1"><text:span text:style-name="T1"/></text:p>
      <text:p text:style-name="P1">Rebels in the Meteors</text:p>
      <text:p text:style-name="P1"><text:span text:style-name="T1">The player is sent to investigate rebel presence in a nearby asteroid belt. Rebels are encountered, and defeated with the help of an Allied fleet.</text:span></text:p>
      <text:p text:style-name="P1"><text:span text:style-name="T1"/></text:p>
      <text:p text:style-name="P1">Protect the Ship</text:p>
      <text:p text:style-name="P1"><text:span text:style-name="T1">The player joins a small transport-guard to protect an Allied transport travelling from Highfence to Soelara. The fleet comes under attack, and the players helps repelling repeated rebel attacks.</text:span></text:p>
      <text:p text:style-name="P1"><text:span text:style-name="T1"/></text:p>
      <text:p text:style-name="P1">Defend Colony</text:p>
      <text:p text:style-name="P1"><text:span text:style-name="T1">Rebels have boldly occupied an area on New Norrland, damaging both the people in the region and Alliance mining interests. The player joins a fleet which successfully repels the rebels.</text:span></text:p>
      <text:p text:style-name="P1"><text:span text:style-name="T1"/></text:p>
      <text:p text:style-name="P1">Infiltration</text:p>
      <text:p text:style-name="P1"><text:span text:style-name="T1">The player is sent to infiltrate the rebels. The player provide the rebels with information about an imminent attack. The allied fleet is caught in an ambush, and there the player joins the rebels.</text:span></text:p>
      <text:p text:style-name="P1"><text:span text:style-name="T1"/></text:p>
      <text:p text:style-name="P1">Retaliation</text:p>
      <text:p text:style-name="P1"><text:span text:style-name="T1">The player is sent to help retrieving important cargo from a Alliance freighter ship. The mission is successful, and the players reputation among the rebels is solidified.</text:span></text:p>
      <text:p text:style-name="P1"><text:span text:style-name="T1"/></text:p>
      <text:p text:style-name="P1">[Insert 1-2 rebel missions here]</text:p>
      <text:p text:style-name="P1"><text:span text:style-name="T1"/></text:p>
      <text:p text:style-name="P1">In The Name Of Science</text:p>
      <text:p text:style-name="P1"><text:span text:style-name="T1">The player is sent with a group whose goal among other is is to retrieve a particular scientist from Peye. The player has a serious discussion with the scientist, before returning him to the rebels.</text:span></text:p>
      <text:p text:style-name="P1"><text:span text:style-name="T1"/></text:p>
      <text:p text:style-name="P1">Information</text:p>
      <text:p text:style-name="P1"><text:span text:style-name="T1">The player is sent to perform an important raid against an Alliance research station close to Border Station. The player diverge, and instead investigate a coordinate revealed by the Scientist.</text:span></text:p>
      <text:p text:style-name="P1"><text:span text:style-name="T1"/></text:p>
      <text:p text:style-name="P1">Preparation for the End</text:p>
      <text:p text:style-name="P1"><text:span text:style-name="T1">Bolstered with new information, the player travel to retrieve particular technology able to shield Murt from sensors. When arriving, the player realize that the mission no longer can be completed.</text:span></text:p>
      <text:p text:style-name="P1"><text:span text:style-name="T1"/></text:p>
      <text:p text:style-name="P1">The End</text:p>
      <text:p text:style-name="P1">&gt; Rebels Forever <text:span text:style-name="T1">- The player helps the rebels accessing and keeping control of Murt. The tides are turned, and the sector has now two dominant factors, and is thrown into a deeper war.</text:span></text:p>
      <text:p text:style-name="P1">&gt; Alliance Reign<text:span text:style-name="T1"> - The player helps the Alliance wringing the Murt out of the rebels hands. Military factions of the rebels are eliminated or dissolved. The war is over. Alliance is in total control.</text:span></text:p>
      <text:p text:style-name="P1">&gt; Burn<text:span text:style-name="T1"> - The player succeeds in setting the Murt on fire, eliminating the present fleets, scarring New Norrland forever, and removing the sectors perhaps last hope for a better life. The player dies.</text:span></text:p>
      <text:p text:style-name="P1">&gt; Coward<text:span text:style-name="T1"> - The player turns away, and escapes. The Murt is exploded anyway, eradicating the fleets and scarring New Norrland forever. The player is from here on known as 'The Coward'.</text:span></text:p>
      <text:p text:style-name="P6">The Characters</text:p>
      <text:p text:style-name="P4"><text:span text:style-name="T1"/></text:p>
      <text:p text:style-name="P4">The player</text:p>
      <text:p text:style-name="P4"><text:span text:style-name="T1">Description: Unknown</text:span></text:p>
      <text:p text:style-name="P4"><text:span text:style-name="T1">Personality: Unknown</text:span></text:p>
      <text:p text:style-name="P4"><text:span text:style-name="T1">Background: Fresh pilot with not much real-life-experience. Seems to want the best for people in general. Good relationship to the ship Sair.</text:span></text:p>
      <text:p text:style-name="P4"><text:span text:style-name="T1"/></text:p>
      <text:p text:style-name="P4">Sair - The talking ship</text:p>
      <text:p text:style-name="P4"><text:span text:style-name="T1">Description: A talking entity inside a ship of unknown gender. Is not a unique phenomena in the sector, but not very common either. </text:span></text:p>
      <text:p text:style-name="P4"><text:span text:style-name="T1">Personality: Likes logical thought and structured reasoning. Seems to like kindness - if programmed or not is unknown.</text:span></text:p>
      <text:p text:style-name="P4"><text:span text:style-name="T1">Background: Unknown</text:span></text:p>
      <text:p text:style-name="P4"><text:span text:style-name="T1"/></text:p>
      <text:p text:style-name="P4">Bert - The erratic Border Station subcommand</text:p>
      <text:p text:style-name="P4"><text:span text:style-name="T1">Description: An erratic semi-old man being in control of some operations on Border Station. Seems to be trusted by the Alliance. Has a responsibility to introduce new pilots arriving to the area. Is mainly interested in keeping the Border Station and its people in a good state.</text:span></text:p>
      <text:p text:style-name="P4"><text:span text:style-name="T1">Personality: A bit erratic. Caretaking and kind, but with a bit offputting personality.</text:span></text:p>
      <text:p text:style-name="P4"><text:span text:style-name="T1">Background: Unknown (right now)</text:span></text:p>
      <text:p text:style-name="P4"><text:span text:style-name="T1"/></text:p>
      <text:p text:style-name="P4">Ai - The Alliance subordinate</text:p>
      <text:p text:style-name="P4"><text:span text:style-name="T1">Description: A younger, seemingly highly motivated woman working for the Alliance. Passionate about the Alliance cause, and seems to be quite despising of the rebels. She is some kind of lower command, is when you first meet her in command of the transport defenses at Highfence. Has contact with Bert. Later travels to Fortrun where you continue your interaction with her.</text:span></text:p>
      <text:p text:style-name="P4"><text:span text:style-name="T1">Personality: Passionate, and notorious about what she is doing. Believes in her cause. Likes to talk about what's needed to be done in the sector (removing parts of the rebels).</text:span></text:p>
      <text:p text:style-name="P4"><text:span text:style-name="T1">Background: Unknown (right now)</text:span></text:p>
      <text:p text:style-name="P4"><text:span text:style-name="T1"/></text:p>
      <text:p text:style-name="P4">Par - An Alliance commander</text:p>
      <text:p text:style-name="P4"><text:span text:style-name="T1">Description: An elderly, woody, a little bit fanatic man with a long military history. Despised and respected by many. A person getting things done, no matter the consequences. The part of the command which the player interacts with.</text:span></text:p>
      <text:p text:style-name="P4"><text:span text:style-name="T1">Personality: Elderly, woody, fanatic. Not joking around. A person you respect and try to get out the way of.</text:span></text:p>
      <text:p text:style-name="P4"><text:span text:style-name="T1">Background: Unknown (right now)</text:span></text:p>
      <text:p text:style-name="P4"><text:span text:style-name="T1"/></text:p>
      <text:p text:style-name="P4">Rok - A rebel</text:p>
      <text:p text:style-name="P4"><text:span text:style-name="T1">Description: A furious young man, working for the rebels. Probably around the players age. Burning with intense hatred of the Alliance.</text:span></text:p>
      <text:p text:style-name="P4"><text:span text:style-name="T1">Personality: Angry, passionate and kind.</text:span></text:p>
      <text:p text:style-name="P4"><text:span text:style-name="T1">Background: Comes from a common family living at New Norrland. Scarce resourses. Worse when Alliance took control of some parts.</text:span></text:p>
      <text:p text:style-name="P4"><text:span text:style-name="T1"/></text:p>
      <text:p text:style-name="P4"/>
      <text:p text:style-name="P7">Roha - A rebel leader</text:p>
      <text:p text:style-name="P4"><text:span text:style-name="T1">Description: A very calm, middle aged woman. One of the strong players inside the rebels. Strategic, calculating, planning. Maybe easy to start trusting people.</text:span></text:p>
      <text:p text:style-name="P4"><text:span text:style-name="T1">Personality: Calm, strategic, calculating, planning.</text:span></text:p>
      <text:p text:style-name="P4"><text:span text:style-name="T1">Background: Unknown (right now)</text:span></text:p>
      <text:p text:style-name="P4"><text:span text:style-name="T1"/></text:p>
      <text:p text:style-name="P4">Ente - The Scientist</text:p>
      <text:p text:style-name="P4"><text:span text:style-name="T1">Description: A quite old and hairy man with deep knowledge and deep compassion. He is logical, kind and insightsful, but maybe not as strong as he thinks he is.</text:span></text:p>
      <text:p text:style-name="P4"><text:span text:style-name="T1">Personality: Logical, kind, insightsful, compassionate. Not as insightful in himself as in the world around him.</text:span></text:p>
      <text:p text:style-name="P4"><text:span text:style-name="T1">Backgound: Unknown (right now)</text:span></text:p>
      <text:p text:style-name="P6">Levels in each mission</text:p>
      <text:p text:style-name="P1"><text:span text:style-name="T1"/></text:p>
      <text:p text:style-name="P1">Tutorial: <text:span text:style-name="T1">Three pedagogic missions. Maybe significant amounts of popups during the levels.</text:span></text:p>
      <text:p text:style-name="P1"><text:span text:style-name="T1"/></text:p>
      <text:p text:style-name="P1">Rebels in the Meteors: <text:span text:style-name="T1">Two missions. One exploring (survival), one elimination (kill amount)</text:span></text:p>
      <text:p text:style-name="P1"><text:span text:style-name="T1"/></text:p>
      <text:p text:style-name="P1">Protect the Ship: <text:span text:style-name="T1">Two or three defence-of-freighter missions</text:span></text:p>
      <text:p text:style-name="P1"><text:span text:style-name="T1"/></text:p>
      <text:p text:style-name="P1">Defend Colony: <text:span text:style-name="T1">Two missions during the attack. One bigger kill certain number. One smaller "kill them all"-mission.</text:span></text:p>
      <text:p text:style-name="P1"><text:span text:style-name="T1"/></text:p>
      <text:p text:style-name="P1">Infiltration: <text:span text:style-name="T1">One space-exploration mission (only meteors, simple level). One harder "kill of the Alliance"-mission.</text:span></text:p>
      <text:p text:style-name="P1"><text:span text:style-name="T1"/></text:p>
      <text:p text:style-name="P1">Retaliation: <text:span text:style-name="T1">Two mission. One attack-on-freighter mission. One escape-mission.</text:span></text:p>
      <text:p text:style-name="P1"><text:span text:style-name="T1"/></text:p>
      <text:p text:style-name="P1">[Insert 1-2 rebel missions here]</text:p>
      <text:p text:style-name="P1"><text:span text:style-name="T1"/></text:p>
      <text:p text:style-name="P1">In The Name Of Science:<text:span text:style-name="T1"> Two missions. One kill-the-small-defense-fleet. One flee-through-huge-fleet.</text:span></text:p>
      <text:p text:style-name="P1"><text:span text:style-name="T1"/></text:p>
      <text:p text:style-name="P1">Information:<text:span text:style-name="T1"> One mission. Chase of the followers (repeated attacks until you kill a percentage).</text:span></text:p>
      <text:p text:style-name="P1"><text:span text:style-name="T1"/></text:p>
      <text:p text:style-name="P1">Preparation for the End: <text:span text:style-name="T1">One mission. Eliminate the guards.</text:span></text:p>
      <text:p text:style-name="P1"><text:span text:style-name="T1"/></text:p>
      <text:p text:style-name="P1">The End</text:p>
      <text:p text:style-name="P1">&gt; Rebels Forever <text:span text:style-name="T1">- Three missions. One assert control. One defence. One overpowered.</text:span></text:p>
      <text:p text:style-name="P1">&gt; Alliance Reign<text:span text:style-name="T1"> - Three missions. Two take control. One overpowered.</text:span></text:p>
      <text:p text:style-name="P1">&gt; Burn<text:span text:style-name="T1"> - Two missions. One avoid on the way there. One SET IT ON FIRE.</text:span></text:p>
      <text:p text:style-name="P4">&gt; Coward<text:span text:style-name="T1"> - Two missions. Same avoid. Then another fleeing-mi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1M15S</meta:editing-duration>
    <meta:editing-cycles>10</meta:editing-cycles>
    <meta:generator>OpenOffice.org/3.4.1$Win32 OpenOffice.org_project/341m1$Build-9593</meta:generator>
    <dc:date>2014-09-27T15:37:34.34</dc:date>
    <meta:document-statistic meta:table-count="0" meta:image-count="0" meta:object-count="0" meta:page-count="5" meta:paragraph-count="80" meta:word-count="1067" meta:character-count="6709"/>
    <meta:user-defined meta:name="Info 1"/>
    <meta:user-defined meta:name="Info 2"/>
    <meta:user-defined meta:name="Info 3"/>
    <meta:user-defined meta:name="Info 4"/>
  </office:meta>
</office:document-meta>
</file>